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1" table:number-columns-repeated="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1007" table:default-cell-style-name="Default"/>
        <table:table-row table:style-name="ro1">
          <table:table-cell/>
          <table:table-cell office:value-type="string">
            <text:p>До 1970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/>
          <table:table-cell office:value-type="string">
            <text:p>КК</text:p>
          </table:table-cell>
          <table:table-cell office:value-type="string">
            <text:p>КК-финалы</text:p>
          </table:table-cell>
          <table:table-cell office:value-type="string">
            <text:p>КУ</text:p>
          </table:table-cell>
          <table:table-cell office:value-type="string">
            <text:p>КУ-финалы</text:p>
          </table:table-cell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Реал (Мадрид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3]*8+[.D3]*6+[.E3]*4+[.F3]*2+[.G3]*4+[.H3]*3+[.I3]*2+[.J3]" office:value-type="float" office:value="206">
            <text:p>20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Барселона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4]*8+[.D4]*6+[.E4]*4+[.F4]*2+[.G4]*4+[.H4]*3+[.I4]*2+[.J4]" office:value-type="float" office:value="158">
            <text:p>158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Бавария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]*8+[.D5]*6+[.E5]*4+[.F5]*2+[.G5]*4+[.H5]*3+[.I5]*2+[.J5]" office:value-type="float" office:value="149">
            <text:p>14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Ювентус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6]*8+[.D6]*6+[.E6]*4+[.F6]*2+[.G6]*4+[.H6]*3+[.I6]*2+[.J6]" office:value-type="float" office:value="122">
            <text:p>12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9" office:value-type="string">
            <text:p>Милан (Милан)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7]*8+[.D7]*6+[.E7]*4+[.F7]*2+[.G7]*4+[.H7]*3+[.I7]*2+[.J7]" office:value-type="float" office:value="113">
            <text:p>11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9" office:value-type="string">
            <text:p>Ливерпуль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]*8+[.D8]*6+[.E8]*4+[.F8]*2+[.G8]*4+[.H8]*3+[.I8]*2+[.J8]" office:value-type="float" office:value="108">
            <text:p>10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Манчестер Юнайтед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9]*8+[.D9]*6+[.E9]*4+[.F9]*2+[.G9]*4+[.H9]*3+[.I9]*2+[.J9]" office:value-type="float" office:value="92">
            <text:p>9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Бенфика (Лиссабон)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10]*8+[.D10]*6+[.E10]*4+[.F10]*2+[.G10]*4+[.H10]*3+[.I10]*2+[.J10]" office:value-type="float" office:value="92">
            <text:p>9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Интер (Милан)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table:formula="of:=[.C11]*8+[.D11]*6+[.E11]*4+[.F11]*2+[.G11]*4+[.H11]*3+[.I11]*2+[.J11]" office:value-type="float" office:value="87">
            <text:p>87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Аякс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2]*8+[.D12]*6+[.E12]*4+[.F12]*2+[.G12]*4+[.H12]*3+[.I12]*2+[.J12]" office:value-type="float" office:value="83">
            <text:p>83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Атлетико (Мадрид)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3]*8+[.D13]*6+[.E13]*4+[.F13]*2+[.G13]*4+[.H13]*3+[.I13]*2+[.J13]" office:value-type="float" office:value="70">
            <text:p>7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Челси (Лондон)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]*8+[.D14]*6+[.E14]*4+[.F14]*2+[.G14]*4+[.H14]*3+[.I14]*2+[.J14]" office:value-type="float" office:value="61">
            <text:p>6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 office:value-type="string">
            <text:p>Порто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15]*8+[.D15]*6+[.E15]*4+[.F15]*2+[.G15]*4+[.H15]*3+[.I15]*2+[.J15]" office:value-type="float" office:value="50">
            <text:p>5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Андерлехт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6]*8+[.D16]*6+[.E16]*4+[.F16]*2+[.G16]*4+[.H16]*3+[.I16]*2+[.J16]" office:value-type="float" office:value="49">
            <text:p>49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Валенсия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7]*8+[.D17]*6+[.E17]*4+[.F17]*2+[.G17]*4+[.H17]*3+[.I17]*2+[.J17]" office:value-type="float" office:value="46">
            <text:p>4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Боруссия (Дортмунд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8]*8+[.D18]*6+[.E18]*4+[.F18]*2+[.G18]*4+[.H18]*3+[.I18]*2+[.J18]" office:value-type="float" office:value="44">
            <text:p>4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9" office:value-type="string">
            <text:p>Арсенал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9]*8+[.D19]*6+[.E19]*4+[.F19]*2+[.G19]*4+[.H19]*3+[.I19]*2+[.J19]" office:value-type="float" office:value="43">
            <text:p>4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ПСВ Эйндховен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[.C20]*8+[.D20]*6+[.E20]*4+[.F20]*2+[.G20]*4+[.H20]*3+[.I20]*2+[.J20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Црвена Звезда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21]*8+[.D21]*6+[.E21]*4+[.F21]*2+[.G21]*4+[.H21]*3+[.I21]*2+[.J21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string">
            <text:p>Гамбург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2]*8+[.D22]*6+[.E22]*4+[.F22]*2+[.G22]*4+[.H22]*3+[.I22]*2+[.J22]" office:value-type="float" office:value="38">
            <text:p>3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9" office:value-type="string">
            <text:p>Селтик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23]*8+[.D23]*6+[.E23]*4+[.F23]*2+[.G23]*4+[.H23]*3+[.I23]*2+[.J23]" office:value-type="float" office:value="37">
            <text:p>3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9" office:value-type="string">
            <text:p>Динамо Киев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4]*8+[.D24]*6+[.E24]*4+[.F24]*2+[.G24]*4+[.H24]*3+[.I24]*2+[.J24]" office:value-type="float" office:value="38">
            <text:p>38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Тоттенхэм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5]*8+[.D25]*6+[.E25]*4+[.F25]*2+[.G25]*4+[.H25]*3+[.I25]*2+[.J25]" office:value-type="float" office:value="35">
            <text:p>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Рома (Рим)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[.C26]*8+[.D26]*6+[.E26]*4+[.F26]*2+[.G26]*4+[.H26]*3+[.I26]*2+[.J26]" office:value-type="float" office:value="33">
            <text:p>33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Лидс Юнайтед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]*8+[.D27]*6+[.E27]*4+[.F27]*2+[.G27]*4+[.H27]*3+[.I27]*2+[.J27]" office:value-type="float" office:value="33">
            <text:p>33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Марсель</text:p>
          </table:table-cell>
          <table:table-cell table:number-columns-repeated="4"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8]*8+[.D28]*6+[.E28]*4+[.F28]*2+[.G28]*4+[.H28]*3+[.I28]*2+[.J28]" office:value-type="float" office:value="32">
            <text:p>32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9" office:value-type="string">
            <text:p>Глазго Рейнджерс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9]*8+[.D29]*6+[.E29]*4+[.F29]*2+[.G29]*4+[.H29]*3+[.I29]*2+[.J29]" office:value-type="float" office:value="32">
            <text:p>3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9" office:value-type="string">
            <text:p>Боруссия Мёнхенгладбах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/>
          <table:table-cell table:style-name="ce9" table:formula="of:=[.C30]*8+[.D30]*6+[.E30]*4+[.F30]*2+[.G30]*4+[.H30]*3+[.I30]*2+[.J30]" office:value-type="float" office:value="32">
            <text:p>32</text:p>
          </table:table-cell>
          <table:table-cell table:style-name="ce9" table:number-columns-repeated="3"/>
          <table:table-cell table:number-columns-repeated="2"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9" office:value-type="string">
            <text:p>Фейеноорд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table:formula="of:=[.C31]*8+[.D31]*6+[.E31]*4+[.F31]*2+[.G31]*4+[.H31]*3+[.I31]*2+[.J31]" office:value-type="float" office:value="31">
            <text:p>31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9" office:value-type="string">
            <text:p>Монако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32]*8+[.D32]*6+[.E32]*4+[.F32]*2+[.G32]*4+[.H32]*3+[.I32]*2+[.J32]" office:value-type="float" office:value="29">
            <text:p>2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Пари Сен-Жермен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33]*8+[.D33]*6+[.E33]*4+[.F33]*2+[.G33]*4+[.H33]*3+[.I33]*2+[.J33]" office:value-type="float" office:value="25">
            <text:p>25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9" office:value-type="string">
            <text:p>Севилья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table:style-name="ce9"/>
          <table:table-cell table:style-name="ce9"/>
          <table:table-cell table:style-name="ce9" table:formula="of:=[.C34]*8+[.D34]*6+[.E34]*4+[.F34]*2+[.G34]*4+[.H34]*3+[.I34]*2+[.J34]" office:value-type="float" office:value="24">
            <text:p>24</text:p>
          </table:table-cell>
          <table:table-cell table:style-name="ce9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9" office:value-type="string">
            <text:p>Фиорентина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table:formula="of:=[.C35]*8+[.D35]*6+[.E35]*4+[.F35]*2+[.G35]*4+[.H35]*3+[.I35]*2+[.J35]" office:value-type="float" office:value="24">
            <text:p>24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9" office:value-type="string">
            <text:p>Гётеборг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36]*8+[.D36]*6+[.E36]*4+[.F36]*2+[.G36]*4+[.H36]*3+[.I36]*2+[.J36]" office:value-type="float" office:value="23">
            <text:p>23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9" office:value-type="string">
            <text:p>Кёльн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37]*8+[.D37]*6+[.E37]*4+[.F37]*2+[.G37]*4+[.H37]*3+[.I37]*2+[.J37]" office:value-type="float" office:value="23">
            <text:p>23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Стяуа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38]*8+[.D38]*6+[.E38]*4+[.F38]*2+[.G38]*4+[.H38]*3+[.I38]*2+[.J38]" office:value-type="float" office:value="22">
            <text:p>22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Айнтрахт Франкфурт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39]*8+[.D39]*6+[.E39]*4+[.F39]*2+[.G39]*4+[.H39]*3+[.I39]*2+[.J39]" office:value-type="float" office:value="21">
            <text:p>21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9" office:value-type="string">
            <text:p>Панатинаикос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0]*8+[.D40]*6+[.E40]*4+[.F40]*2+[.G40]*4+[.H40]*3+[.I40]*2+[.J40]" office:value-type="float" office:value="20">
            <text:p>20</text:p>
          </table:table-cell>
          <table:table-cell table:style-name="ce9" table:number-columns-repeated="101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Брюгге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1]*8+[.D41]*6+[.E41]*4+[.F41]*2+[.G41]*4+[.H41]*3+[.I41]*2+[.J41]" office:value-type="float" office:value="20">
            <text:p>2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9" office:value-type="string">
            <text:p>Верд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3]*8+[.D43]*6+[.E43]*4+[.F43]*2+[.G43]*4+[.H43]*3+[.I43]*2+[.J43]" office:value-type="float" office:value="19">
            <text:p>1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9" office:value-type="string">
            <text:p>Галатасарай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44]*8+[.D44]*6+[.E44]*4+[.F44]*2+[.G44]*4+[.H44]*3+[.I44]*2+[.J44]" office:value-type="float" office:value="19">
            <text:p>1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Ноттингем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5]*8+[.D45]*6+[.E45]*4+[.F45]*2+[.G45]*4+[.H45]*3+[.I45]*2+[.J45]" office:value-type="float" office:value="19">
            <text:p>19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Парма</text:p>
          </table:table-cell>
          <table:table-cell table:number-columns-repeated="4" table:style-name="ce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6]*8+[.D46]*6+[.E46]*4+[.F46]*2+[.G46]*4+[.H46]*3+[.I46]*2+[.J46]" office:value-type="float" office:value="18">
            <text:p>1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9" office:value-type="string">
            <text:p>Стандард Льеж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7]*8+[.D47]*6+[.E47]*4+[.F47]*2+[.G47]*4+[.H47]*3+[.I47]*2+[.J47]" office:value-type="float" office:value="18">
            <text:p>1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9" office:value-type="string">
            <text:p>ЦСКА София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48]*8+[.D48]*6+[.E48]*4+[.F48]*2+[.G48]*4+[.H48]*3+[.I48]*2+[.J48]" office:value-type="float" office:value="18">
            <text:p>18</text:p>
          </table:table-cell>
          <table:table-cell table:style-name="ce9" table:number-columns-repeated="1012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1" office:value-type="string">
            <text:p>Рапид Вена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table:formula="of:=[.C49]*8+[.D49]*6+[.E49]*4+[.F49]*2+[.G49]*4+[.H49]*3+[.I49]*2+[.J49]" office:value-type="float" office:value="18">
            <text:p>1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0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9" office:value-type="string">
            <text:p>Спартак Моск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0]*8+[.D50]*6+[.E50]*4+[.F50]*2+[.G50]*4+[.H50]*3+[.I50]*2+[.J50]" office:value-type="float" office:value="17">
            <text:p>17</text:p>
          </table:table-cell>
          <table:table-cell table:style-name="ce9" table:number-columns-repeated="1012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string">
            <text:p>Сарагоса</text:p>
          </table:table-cell>
          <table:table-cell table:number-columns-repeated="4" table:style-name="ce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51]*8+[.D51]*6+[.E51]*4+[.F51]*2+[.G51]*4+[.H51]*3+[.I51]*2+[.J51]" office:value-type="float" office:value="17">
            <text:p>1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2" office:value-type="string">
            <text:p>Шальке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2]*8+[.D52]*6+[.E52]*4+[.F52]*2+[.G52]*4+[.H52]*3+[.I52]*2+[.J52]" office:value-type="float" office:value="20">
            <text:p>20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2"/>
          <table:table-cell table:style-name="ce9" office:value-type="string">
            <text:p>Уйпешт Дожа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3]*8+[.D53]*6+[.E53]*4+[.F53]*2+[.G53]*4+[.H53]*3+[.I53]*2+[.J53]" office:value-type="float" office:value="16">
            <text:p>16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7"/>
          <table:table-cell table:style-name="ce7" office:value-type="string">
            <text:p>Манчестер Си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54]*8+[.D54]*6+[.E54]*4+[.F54]*2+[.G54]*4+[.H54]*3+[.I54]*2+[.J54]" office:value-type="float" office:value="16">
            <text:p>1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Ференцварош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55]*8+[.D55]*6+[.E55]*4+[.F55]*2+[.G55]*4+[.H55]*3+[.I55]*2+[.J55]" office:value-type="float" office:value="16">
            <text:p>1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2" office:value-type="string">
            <text:p>Байер Леверкузен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6]*8+[.D56]*6+[.E56]*4+[.F56]*2+[.G56]*4+[.H56]*3+[.I56]*2+[.J56]" office:value-type="float" office:value="18">
            <text:p>18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3"/>
          <table:table-cell table:style-name="ce7" office:value-type="string">
            <text:p>Сампдория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57]*8+[.D57]*6+[.E57]*4+[.F57]*2+[.G57]*4+[.H57]*3+[.I57]*2+[.J57]" office:value-type="float" office:value="16">
            <text:p>16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3" office:value-type="string">
            <text:p>Спортинг Лиссабон</text:p>
          </table:table-cell>
          <table:table-cell table:number-columns-repeated="3" table:style-name="ce13"/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table:formula="of:=[.C58]*8+[.D58]*6+[.E58]*4+[.F58]*2+[.G58]*4+[.H58]*3+[.I58]*2+[.J58]" office:value-type="float" office:value="19">
            <text:p>19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Спарт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61]*8+[.D61]*6+[.E61]*4+[.F61]*2+[.G61]*4+[.H61]*3+[.I61]*2+[.J61]" office:value-type="float" office:value="15">
            <text:p>1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тлетик Бильбао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62]*8+[.D62]*6+[.E62]*4+[.F62]*2+[.G62]*4+[.H62]*3+[.I62]*2+[.J62]" office:value-type="float" office:value="12">
            <text:p>1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Ньюкасл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63]*8+[.D63]*6+[.E63]*4+[.F63]*2+[.G63]*4+[.H63]*3+[.I63]*2+[.J63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еймс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64]*8+[.D64]*6+[.E64]*4+[.F64]*2+[.G64]*4+[.H64]*3+[.I64]*2+[.J64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Лацио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66]*8+[.D66]*6+[.E66]*4+[.F66]*2+[.G66]*4+[.H66]*3+[.I66]*2+[.J66]" office:value-type="float" office:value="14">
            <text:p>14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Сент-Этьен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67]*8+[.D67]*6+[.E67]*4+[.F67]*2+[.G67]*4+[.H67]*3+[.I67]*2+[.J67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Дукл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69]*8+[.D69]*6+[.E69]*4+[.F69]*2+[.G69]*4+[.H69]*3+[.I69]*2+[.J69]" office:value-type="float" office:value="13">
            <text:p>1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Партизан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">
            <text:p>2</text:p>
          </table:table-cell>
          <table:table-cell/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table:formula="of:=[.C70]*8+[.D70]*6+[.E70]*4+[.F70]*2+[.G70]*4+[.H70]*3+[.I70]*2+[.J70]" office:value-type="float" office:value="11">
            <text:p>11</text:p>
          </table:table-cell>
          <table:table-cell table:style-name="ce11" table:number-columns-repeated="1012"/>
        </table:table-row>
        <table:table-row table:style-name="ro1">
          <table:table-cell table:style-name="ce2"/>
          <table:table-cell table:style-name="ce9" office:value-type="string">
            <text:p>Астон Вилл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1]*8+[.D71]*6+[.E71]*4+[.F71]*2+[.G71]*4+[.H71]*3+[.I71]*2+[.J71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Цюрих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2]*8+[.D72]*6+[.E72]*4+[.F72]*2+[.G72]*4+[.H72]*3+[.I72]*2+[.J72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(Загреб)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3]*8+[.D73]*6+[.E73]*4+[.F73]*2+[.G73]*4+[.H73]*3+[.I73]*2+[.J73]" office:value-type="float" office:value="11">
            <text:p>11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льяреал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4]*8+[.D74]*6+[.E74]*4+[.F74]*2+[.G74]*4+[.H74]*3+[.I74]*2+[.J74]" office:value-type="float" office:value="14">
            <text:p>14</text:p>
          </table:table-cell>
          <table:table-cell table:style-name="ce7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 table:style-name="ce9" office:value-type="string">
            <text:p>Бордо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6]*8+[.D76]*6+[.E76]*4+[.F76]*2+[.G76]*4+[.H76]*3+[.I76]*2+[.J76]" office:value-type="float" office:value="15">
            <text:p>15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Депортив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79]*8+[.D79]*6+[.E79]*4+[.F79]*2+[.G79]*4+[.H79]*3+[.I79]*2+[.J79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Вена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0]*8+[.D80]*6+[.E80]*4+[.F80]*2+[.G80]*4+[.H80]*3+[.I80]*2+[.J80]" office:value-type="float" office:value="14">
            <text:p>1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Хайдук Сплит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83]*8+[.D83]*6+[.E83]*4+[.F83]*2+[.G83]*4+[.H83]*3+[.I83]*2+[.J83]" office:value-type="float" office:value="12">
            <text:p>12</text:p>
          </table:table-cell>
          <table:table-cell table:style-name="ce9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Напол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86]*8+[.D86]*6+[.E86]*4+[.F86]*2+[.G86]*4+[.H86]*3+[.I86]*2+[.J86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Легия Варш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7]*8+[.D87]*6+[.E87]*4+[.F87]*2+[.G87]*4+[.H87]*3+[.I87]*2+[.J87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ио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8]*8+[.D88]*6+[.E88]*4+[.F88]*2+[.G88]*4+[.H88]*3+[.I88]*2+[.J88]" office:value-type="float" office:value="15">
            <text:p>1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Дрезден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89]*8+[.D89]*6+[.E89]*4+[.F89]*2+[.G89]*4+[.H89]*3+[.I89]*2+[.J89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ст Хэм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90]*8+[.D90]*6+[.E90]*4+[.F90]*2+[.G90]*4+[.H90]*3+[.I90]*2+[.J90]" office:value-type="float" office:value="10">
            <text:p>10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5"/>
          <table:table-cell table:number-columns-repeated="2"/>
          <table:table-cell table:style-name="ce7" table:number-columns-repeated="1016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96]*8+[.D96]*6+[.E96]*4+[.F96]*2+[.G96]*4+[.H96]*3+[.I96]*2+[.J9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97]*8+[.D97]*6+[.E97]*4+[.F97]*2+[.G97]*4+[.H97]*3+[.I97]*2+[.J9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Янг Бойз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98]*8+[.D98]*6+[.E98]*4+[.F98]*2+[.G98]*4+[.H98]*3+[.I98]*2+[.J98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висмут ау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number-columns-repeated="3" table:style-name="ce9"/>
          <table:table-cell table:style-name="ce9"/>
          <table:table-cell table:style-name="ce9" table:formula="of:=[.C99]*8+[.D99]*6+[.E99]*4+[.F99]*2+[.G99]*4+[.H99]*3+[.I99]*2+[.J99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инер шпортклуб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00]*8+[.D100]*6+[.E100]*4+[.F100]*2+[.G100]*4+[.H100]*3+[.I100]*2+[.J100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ИФК Мальмё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1]*8+[.D101]*6+[.E101]*4+[.F101]*2+[.G101]*4+[.H101]*3+[.I101]*2+[.J10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Орху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02]*8+[.D102]*6+[.E102]*4+[.F102]*2+[.G102]*4+[.H102]*3+[.I102]*2+[.J102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table:style-name="ce7" office:value-type="string">
            <text:p>Динамо Москв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03]*8+[.D103]*6+[.E103]*4+[.F103]*2+[.G103]*4+[.H103]*3+[.I103]*2+[.J103]" office:value-type="float" office:value="9">
            <text:p>9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Спартак Градец-Кралов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4]*8+[.D104]*6+[.E104]*4+[.F104]*2+[.G104]*4+[.H104]*3+[.I104]*2+[.J10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Нюрн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5]*8+[.D105]*6+[.E105]*4+[.F105]*2+[.G105]*4+[.H105]*3+[.I105]*2+[.J105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Карл Цейс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06]*8+[.D106]*6+[.E106]*4+[.F106]*2+[.G106]*4+[.H106]*3+[.I106]*2+[.J106]" office:value-type="float" office:value="9">
            <text:p>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9"/>
          <table:table-cell table:style-name="ce9" office:value-type="string">
            <text:p>Динамо Берлин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7]*8+[.D107]*6+[.E107]*4+[.F107]*2+[.G107]*4+[.H107]*3+[.I107]*2+[.J10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9]*8+[.D109]*6+[.E109]*4+[.F109]*2+[.G109]*4+[.H109]*3+[.I109]*2+[.J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фермлай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0]*8+[.D110]*6+[.E110]*4+[.F110]*2+[.G110]*4+[.H110]*3+[.I110]*2+[.J11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1]*8+[.D111]*6+[.E111]*4+[.F111]*2+[.G111]*4+[.H111]*3+[.I111]*2+[.J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д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12]*8+[.D112]*6+[.E112]*4+[.F112]*2+[.G112]*4+[.H112]*3+[.I112]*2+[.J112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ОФ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3]*8+[.D113]*6+[.E113]*4+[.F113]*2+[.G113]*4+[.H113]*3+[.I113]*2+[.J11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4]*8+[.D114]*6+[.E114]*4+[.F114]*2+[.G114]*4+[.H114]*3+[.I114]*2+[.J11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Братислава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5]*8+[.D115]*6+[.E115]*4+[.F115]*2+[.G115]*4+[.H115]*3+[.I115]*2+[.J115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6]*8+[.D116]*6+[.E116]*4+[.F116]*2+[.G116]*4+[.H116]*3+[.I116]*2+[.J11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Вашаш ЭТО/Раба ЭТО/ЭТ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17]*8+[.D117]*6+[.E117]*4+[.F117]*2+[.G117]*4+[.H117]*3+[.I117]*2+[.J117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8]*8+[.D118]*6+[.E118]*4+[.F118]*2+[.G118]*4+[.H118]*3+[.I118]*2+[.J11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>
            <text:p>Железничар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9]*8+[.D119]*6+[.E119]*4+[.F119]*2+[.G119]*4+[.H119]*3+[.I119]*2+[.J11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енербахче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20]*8+[.D120]*6+[.E120]*4+[.F120]*2+[.G120]*4+[.H120]*3+[.I120]*2+[.J120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ж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1]*8+[.D121]*6+[.E121]*4+[.F121]*2+[.G121]*4+[.H121]*3+[.I121]*2+[.J121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22]*8+[.D122]*6+[.E122]*4+[.F122]*2+[.G122]*4+[.H122]*3+[.I122]*2+[.J12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Вашаш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23]*8+[.D123]*6+[.E123]*4+[.F123]*2+[.G123]*4+[.H123]*3+[.I123]*2+[.J123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ДВС Амс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4]*8+[.D124]*6+[.E124]*4+[.F124]*2+[.G124]*4+[.H124]*3+[.I124]*2+[.J12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улверхэмпто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25]*8+[.D125]*6+[.E125]*4+[.F125]*2+[.G125]*4+[.H125]*3+[.I125]*2+[.J125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Мюнхен 1860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26]*8+[.D126]*6+[.E126]*4+[.F126]*2+[.G126]*4+[.H126]*3+[.I126]*2+[.J12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Торин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27]*8+[.D127]*6+[.E127]*4+[.F127]*2+[.G127]*4+[.H127]*3+[.I127]*2+[.J127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рдифф Сит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8]*8+[.D128]*6+[.E128]*4+[.F128]*2+[.G128]*4+[.H128]*3+[.I128]*2+[.J128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трасбу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9]*8+[.D129]*6+[.E129]*4+[.F129]*2+[.G129]*4+[.H129]*3+[.I129]*2+[.J129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Юргорден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130]*8+[.D130]*6+[.E130]*4+[.F130]*2+[.G130]*4+[.H130]*3+[.I130]*2+[.J130]" office:value-type="float" office:value="2">
            <text:p>2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Магдебург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31]*8+[.D131]*6+[.E131]*4+[.F131]*2+[.G131]*4+[.H131]*3+[.I131]*2+[.J131]" office:value-type="float" office:value="8">
            <text:p>8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Гонве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2]*8+[.D132]*6+[.E132]*4+[.F132]*2+[.G132]*4+[.H132]*3+[.I132]*2+[.J13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Линфилд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33]*8+[.D133]*6+[.E133]*4+[.F133]*2+[.G133]*4+[.H133]*3+[.I133]*2+[.J133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ойводина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34]*8+[.D134]*6+[.E134]*4+[.F134]*2+[.G134]*4+[.H134]*3+[.I134]*2+[.J13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лавия Софи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35]*8+[.D135]*6+[.E135]*4+[.F135]*2+[.G135]*4+[.H135]*3+[.I135]*2+[.J13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рвет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6]*8+[.D136]*6+[.E136]*4+[.F136]*2+[.G136]*4+[.H136]*3+[.I136]*2+[.J13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илмарно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37]*8+[.D137]*6+[.E137]*4+[.F137]*2+[.G137]*4+[.H137]*3+[.I137]*2+[.J1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Лейпци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8]*8+[.D138]*6+[.E138]*4+[.F138]*2+[.G138]*4+[.H138]*3+[.I138]*2+[.J138]" office:value-type="float" office:value="7">
            <text:p>7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олонь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39]*8+[.D139]*6+[.E139]*4+[.F139]*2+[.G139]*4+[.H139]*3+[.I139]*2+[.J139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Гурник Забж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0]*8+[.D140]*6+[.E140]*4+[.F140]*2+[.G140]*4+[.H140]*3+[.I140]*2+[.J140]" office:value-type="float" office:value="6">
            <text:p>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/>
          <table:table-cell table:style-name="ce9" office:value-type="string">
            <text:p>Айнтрахт Брауншвей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41]*8+[.D141]*6+[.E141]*4+[.F141]*2+[.G141]*4+[.H141]*3+[.I141]*2+[.J14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Торпедо Москв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42]*8+[.D142]*6+[.E142]*4+[.F142]*2+[.G142]*4+[.H142]*3+[.I142]*2+[.J142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к Трн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43]*8+[.D143]*6+[.E143]*4+[.F143]*2+[.G143]*4+[.H143]*3+[.I143]*2+[.J143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ЕК Афины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44]*8+[.D144]*6+[.E144]*4+[.F144]*2+[.G144]*4+[.H144]*3+[.I144]*2+[.J144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ннерс Фрея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5]*8+[.D145]*6+[.E145]*4+[.F145]*2+[.G145]*4+[.H145]*3+[.I145]*2+[.J1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ст Бромвич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46]*8+[.D146]*6+[.E146]*4+[.F146]*2+[.G146]*4+[.H146]*3+[.I146]*2+[.J14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ю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7]*8+[.D147]*6+[.E147]*4+[.F147]*2+[.G147]*4+[.H147]*3+[.I147]*2+[.J14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9"/>
          <table:table-cell table:style-name="ce9" office:value-type="string">
            <text:p>Отвида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8]*8+[.D148]*6+[.E148]*4+[.F148]*2+[.G148]*4+[.H148]*3+[.I148]*2+[.J148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Гезтепе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49]*8+[.D149]*6+[.E149]*4+[.F149]*2+[.G149]*4+[.H149]*3+[.I149]*2+[.J14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ория Сетубал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50]*8+[.D150]*6+[.E150]*4+[.F150]*2+[.G150]*4+[.H150]*3+[.I150]*2+[.J15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Форвертс ФнО, Берли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51]*8+[.D151]*6+[.E151]*4+[.F151]*2+[.G151]*4+[.H151]*3+[.I151]*2+[.J151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евски / Витош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52]*8+[.D152]*6+[.E152]*4+[.F152]*2+[.G152]*4+[.H152]*3+[.I152]*2+[.J15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кадемика Коимбр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3]*8+[.D153]*6+[.E153]*4+[.F153]*2+[.G153]*4+[.H153]*3+[.I153]*2+[.J15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акэу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4]*8+[.D154]*6+[.E154]*4+[.F154]*2+[.G154]*4+[.H154]*3+[.I154]*2+[.J15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р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55]*8+[.D155]*6+[.E155]*4+[.F155]*2+[.G155]*4+[.H155]*3+[.I155]*2+[.J15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Эспаньол</text:p>
          </table:table-cell>
          <table:table-cell table:number-columns-repeated="4"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56]*8+[.D156]*6+[.E156]*4+[.F156]*2+[.G156]*4+[.H156]*3+[.I156]*2+[.J15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Эверто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style-name="ce9" table:formula="of:=[.C157]*8+[.D157]*6+[.E157]*4+[.F157]*2+[.G157]*4+[.H157]*3+[.I157]*2+[.J157]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Твенте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59]*8+[.D159]*6+[.E159]*4+[.F159]*2+[.G159]*4+[.H159]*3+[.I159]*2+[.J159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Бернл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60]*8+[.D160]*6+[.E160]*4+[.F160]*2+[.G160]*4+[.H160]*3+[.I160]*2+[.J160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УТ Ара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1]*8+[.D161]*6+[.E161]*4+[.F161]*2+[.G161]*4+[.H161]*3+[.I161]*2+[.J1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р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2]*8+[.D162]*6+[.E162]*4+[.F162]*2+[.G162]*4+[.H162]*3+[.I162]*2+[.J1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рби Каун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163]*8+[.D163]*6+[.E163]*4+[.F163]*2+[.G163]*4+[.H163]*3+[.I163]*2+[.J16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Рапид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4]*8+[.D164]*6+[.E164]*4+[.F164]*2+[.G164]*4+[.H164]*3+[.I164]*2+[.J164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иберниа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5]*8+[.D165]*6+[.E165]*4+[.F165]*2+[.G165]*4+[.H165]*3+[.I165]*2+[.J165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Кайзерслаутерн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66]*8+[.D166]*6+[.E166]*4+[.F166]*2+[.G166]*4+[.H166]*3+[.I166]*2+[.J166]" office:value-type="float" office:value="9">
            <text:p>9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зель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67]*8+[.D167]*6+[.E167]*4+[.F167]*2+[.G167]*4+[.H167]*3+[.I167]*2+[.J16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ро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8]*8+[.D168]*6+[.E168]*4+[.F168]*2+[.G168]*4+[.H168]*3+[.I168]*2+[.J1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лентора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9]*8+[.D169]*6+[.E169]*4+[.F169]*2+[.G169]*4+[.H169]*3+[.I169]*2+[.J1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О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0]*8+[.D170]*6+[.E170]*4+[.F170]*2+[.G170]*4+[.H170]*3+[.I170]*2+[.J1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тгарт</text:p>
          </table:table-cell>
          <table:table-cell table:number-columns-repeated="4" table:style-name="ce7"/>
          <table:table-cell/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171]*8+[.D171]*6+[.E171]*4+[.F171]*2+[.G171]*4+[.H171]*3+[.I171]*2+[.J171]" office:value-type="float" office:value="10">
            <text:p>1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Ипсвич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2]*8+[.D172]*6+[.E172]*4+[.F172]*2+[.G172]*4+[.H172]*3+[.I172]*2+[.J172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ух Хожу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73]*8+[.D173]*6+[.E173]*4+[.F173]*2+[.G173]*4+[.H173]*3+[.I173]*2+[.J173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Арарат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74]*8+[.D174]*6+[.E174]*4+[.F174]*2+[.G174]*4+[.H174]*3+[.I174]*2+[.J17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урсаспо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5]*8+[.D175]*6+[.E175]*4+[.F175]*2+[.G175]*4+[.H175]*3+[.I175]*2+[.J1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мё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6]*8+[.D176]*6+[.E176]*4+[.F176]*2+[.G176]*4+[.H176]*3+[.I176]*2+[.J176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ни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77]*8+[.D177]*6+[.E177]*4+[.F177]*2+[.G177]*4+[.H177]*3+[.I177]*2+[.J177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леж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8]*8+[.D178]*6+[.E178]*4+[.F178]*2+[.G178]*4+[.H178]*3+[.I178]*2+[.J17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Заксенрин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79]*8+[.D179]*6+[.E179]*4+[.F179]*2+[.G179]*4+[.H179]*3+[.I179]*2+[.J17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н Ха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0]*8+[.D180]*6+[.E180]*4+[.F180]*2+[.G180]*4+[.H180]*3+[.I180]*2+[.J18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ксхэ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1]*8+[.D181]*6+[.E181]*4+[.F181]*2+[.G181]*4+[.H181]*3+[.I181]*2+[.J18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р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82]*8+[.D182]*6+[.E182]*4+[.F182]*2+[.G182]*4+[.H182]*3+[.I182]*2+[.J18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таль Мел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3]*8+[.D183]*6+[.E183]*4+[.F183]*2+[.G183]*4+[.H183]*3+[.I183]*2+[.J1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МТК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 office:value-type="float" office:value="1">
            <text:p>1</text:p>
          </table:table-cell>
          <table:table-cell table:style-name="ce11"/>
          <table:table-cell table:style-name="ce11" table:formula="of:=[.C184]*8+[.D184]*6+[.E184]*4+[.F184]*2+[.G184]*4+[.H184]*3+[.I184]*2+[.J184]" office:value-type="float" office:value="8">
            <text:p>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/>
          <table:table-cell table:style-name="ce7" office:value-type="string">
            <text:p>Шлёнс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5]*8+[.D185]*6+[.E185]*4+[.F185]*2+[.G185]*4+[.H185]*3+[.I185]*2+[.J18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аутгемпт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6]*8+[.D186]*6+[.E186]*4+[.F186]*2+[.G186]*4+[.H186]*3+[.I186]*2+[.J18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оленбе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87]*8+[.D187]*6+[.E187]*4+[.F187]*2+[.G187]*4+[.H187]*3+[.I187]*2+[.J1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П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8]*8+[.D188]*6+[.E188]*4+[.F188]*2+[.G188]*4+[.H188]*3+[.I188]*2+[.J1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Инсбру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89]*8+[.D189]*6+[.E189]*4+[.F189]*2+[.G189]*4+[.H189]*3+[.I189]*2+[.J18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т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0]*8+[.D190]*6+[.E190]*4+[.F190]*2+[.G190]*4+[.H190]*3+[.I190]*2+[.J19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йл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1]*8+[.D191]*6+[.E191]*4+[.F191]*2+[.G191]*4+[.H191]*3+[.I191]*2+[.J19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Бастия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193]*8+[.D193]*6+[.E193]*4+[.F193]*2+[.G193]*4+[.H193]*3+[.I193]*2+[.J193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Грассхопп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94]*8+[.D194]*6+[.E194]*4+[.F194]*2+[.G194]*4+[.H194]*3+[.I194]*2+[.J194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Висла Крако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95]*8+[.D195]*6+[.E195]*4+[.F195]*2+[.G195]*4+[.H195]*3+[.I195]*2+[.J195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Дюссельдорф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6]*8+[.D196]*6+[.E196]*4+[.F196]*2+[.G196]*4+[.H196]*3+[.I196]*2+[.J19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евере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7]*8+[.D197]*6+[.E197]*4+[.F197]*2+[.G197]*4+[.H197]*3+[.I197]*2+[.J19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уйсбур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8]*8+[.D198]*6+[.E198]*4+[.F198]*2+[.G198]*4+[.H198]*3+[.I198]*2+[.J198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Нан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9]*8+[.D199]*6+[.E199]*4+[.F199]*2+[.G199]*4+[.H199]*3+[.I199]*2+[.J199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ие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0]*8+[.D200]*6+[.E200]*4+[.F200]*2+[.G200]*4+[.H200]*3+[.I200]*2+[.J20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би / Руда гвез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1]*8+[.D201]*6+[.E201]*4+[.F201]*2+[.G201]*4+[.H201]*3+[.I201]*2+[.J201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/ Славия София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02]*8+[.D202]*6+[.E202]*4+[.F202]*2+[.G202]*4+[.H202]*3+[.I202]*2+[.J202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Ницца</text:p>
          </table:table-cell>
          <table:table-cell table:number-columns-repeated="3" table:style-name="ce11"/>
          <table:table-cell table:style-name="ce11" office:value-type="float" office:value="2">
            <text:p>2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203]*8+[.D203]*6+[.E203]*4+[.F203]*2+[.G203]*4+[.H203]*3+[.I203]*2+[.J203]" office:value-type="float" office:value="4">
            <text:p>4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Тбилис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4]*8+[.D204]*6+[.E204]*4+[.F204]*2+[.G204]*4+[.H204]*3+[.I204]*2+[.J204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Ньюпор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5]*8+[.D205]*6+[.E205]*4+[.F205]*2+[.G205]*4+[.H205]*3+[.I205]*2+[.J20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З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6]*8+[.D206]*6+[.E206]*4+[.F206]*2+[.G206]*4+[.H206]*3+[.I206]*2+[.J20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Сошо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7]*8+[.D207]*6+[.E207]*4+[.F207]*2+[.G207]*4+[.H207]*3+[.I207]*2+[.J20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ере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8]*8+[.D208]*6+[.E208]*4+[.F208]*2+[.G208]*4+[.H208]*3+[.I208]*2+[.J20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Университатя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09]*8+[.D209]*6+[.E209]*4+[.F209]*2+[.G209]*4+[.H209]*3+[.I209]*2+[.J20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дничк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0]*8+[.D210]*6+[.E210]*4+[.F210]*2+[.G210]*4+[.H210]*3+[.I210]*2+[.J21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сама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1]*8+[.D211]*6+[.E211]*4+[.F211]*2+[.G211]*4+[.H211]*3+[.I211]*2+[.J21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анди Юнайте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2]*8+[.D212]*6+[.E212]*4+[.F212]*2+[.G212]*4+[.H212]*3+[.I212]*2+[.J212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дзев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13]*8+[.D213]*6+[.E213]*4+[.F213]*2+[.G213]*4+[.H213]*3+[.I213]*2+[.J21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ал Сосьеда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14]*8+[.D214]*6+[.E214]*4+[.F214]*2+[.G214]*4+[.H214]*3+[.I214]*2+[.J214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Аберди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15]*8+[.D215]*6+[.E215]*4+[.F215]*2+[.G215]*4+[.H215]*3+[.I215]*2+[.J215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Ватерсхей / Ген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6]*8+[.D216]*6+[.E216]*4+[.F216]*2+[.G216]*4+[.H216]*3+[.I216]*2+[.J216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гемианс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7]*8+[.D217]*6+[.E217]*4+[.F217]*2+[.G217]*4+[.H217]*3+[.I217]*2+[.J21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ухарес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8]*8+[.D218]*6+[.E218]*4+[.F218]*2+[.G218]*4+[.H218]*3+[.I218]*2+[.J218]" office:value-type="float" office:value="7">
            <text:p>7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Минс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19]*8+[.D219]*6+[.E219]*4+[.F219]*2+[.G219]*4+[.H219]*3+[.I219]*2+[.J21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Ха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0]*8+[.D220]*6+[.E220]*4+[.F220]*2+[.G220]*4+[.H220]*3+[.I220]*2+[.J22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ахтер Донецк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21]*8+[.D221]*6+[.E221]*4+[.F221]*2+[.G221]*4+[.H221]*3+[.I221]*2+[.J221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Днеп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table:formula="of:=[.C222]*8+[.D222]*6+[.E222]*4+[.F222]*2+[.G222]*4+[.H222]*3+[.I222]*2+[.J222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Ларис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3]*8+[.D223]*6+[.E223]*4+[.F223]*2+[.G223]*4+[.H223]*3+[.I223]*2+[.J22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деото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24]*8+[.D224]*6+[.E224]*4+[.F224]*2+[.G224]*4+[.H224]*3+[.I224]*2+[.J22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Куусюс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25]*8+[.D225]*6+[.E225]*4+[.F225]*2+[.G225]*4+[.H225]*3+[.I225]*2+[.J225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Юрдинген 05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6]*8+[.D226]*6+[.E226]*4+[.F226]*2+[.G226]*4+[.H226]*3+[.I226]*2+[.J22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егем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7]*8+[.D227]*6+[.E227]*4+[.F227]*2+[.G227]*4+[.H227]*3+[.I227]*2+[.J22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рондбю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28]*8+[.D228]*6+[.E228]*4+[.F228]*2+[.G228]*4+[.H228]*3+[.I228]*2+[.J228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Бешикташ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29]*8+[.D229]*6+[.E229]*4+[.F229]*2+[.G229]*4+[.H229]*3+[.I229]*2+[.J22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ь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0]*8+[.D230]*6+[.E230]*4+[.F230]*2+[.G230]*4+[.H230]*3+[.I230]*2+[.J23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Гимараэш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1]*8+[.D231]*6+[.E231]*4+[.F231]*2+[.G231]*4+[.H231]*3+[.I231]*2+[.J23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Мехеле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32]*8+[.D232]*6+[.E232]*4+[.F232]*2+[.G232]*4+[.H232]*3+[.I232]*2+[.J232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Аталан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33]*8+[.D233]*6+[.E233]*4+[.F233]*2+[.G233]*4+[.H233]*3+[.I233]*2+[.J23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оП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4]*8+[.D234]*6+[.E234]*4+[.F234]*2+[.G234]*4+[.H234]*3+[.I234]*2+[.J23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рон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5]*8+[.D235]*6+[.E235]*4+[.F235]*2+[.G235]*4+[.H235]*3+[.I235]*2+[.J23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ковиц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6]*8+[.D236]*6+[.E236]*4+[.F236]*2+[.G236]*4+[.H236]*3+[.I236]*2+[.J23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Б Копенгаген / Копенгаген / Б-1903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37]*8+[.D237]*6+[.E237]*4+[.F237]*2+[.G237]*4+[.H237]*3+[.I237]*2+[.J2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 рот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38]*8+[.D238]*6+[.E238]*4+[.F238]*2+[.G238]*4+[.H238]*3+[.I238]*2+[.J238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9]*8+[.D239]*6+[.E239]*4+[.F239]*2+[.G239]*4+[.H239]*3+[.I239]*2+[.J23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Ро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40]*8+[.D240]*6+[.E240]*4+[.F240]*2+[.G240]*4+[.H240]*3+[.I240]*2+[.J24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1]*8+[.D241]*6+[.E241]*4+[.F241]*2+[.G241]*4+[.H241]*3+[.I241]*2+[.J24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рт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2]*8+[.D242]*6+[.E242]*4+[.F242]*2+[.G242]*4+[.H242]*3+[.I242]*2+[.J24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Адмира Вакк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4]*8+[.D244]*6+[.E244]*4+[.F244]*2+[.G244]*4+[.H244]*3+[.I244]*2+[.J24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льядоли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5]*8+[.D245]*6+[.E245]*4+[.F245]*2+[.G245]*4+[.H245]*3+[.I245]*2+[.J2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Осе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46]*8+[.D246]*6+[.E246]*4+[.F246]*2+[.G246]*4+[.H246]*3+[.I246]*2+[.J246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нтверпе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7]*8+[.D247]*6+[.E247]*4+[.F247]*2+[.G247]*4+[.H247]*3+[.I247]*2+[.J24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Монпель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8]*8+[.D248]*6+[.E248]*4+[.F248]*2+[.G248]*4+[.H248]*3+[.I248]*2+[.J24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жено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49]*8+[.D249]*6+[.E249]*4+[.F249]*2+[.G249]*4+[.H249]*3+[.I249]*2+[.J24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н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0]*8+[.D250]*6+[.E250]*4+[.F250]*2+[.G250]*4+[.H250]*3+[.I250]*2+[.J25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игм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1]*8+[.D251]*6+[.E251]*4+[.F251]*2+[.G251]*4+[.H251]*3+[.I251]*2+[.J25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ЦСКА Москва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252]*8+[.D252]*6+[.E252]*4+[.F252]*2+[.G252]*4+[.H252]*3+[.I252]*2+[.J252]" office:value-type="float" office:value="9">
            <text:p>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Олимпиакос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3]*8+[.D253]*6+[.E253]*4+[.F253]*2+[.G253]*4+[.H253]*3+[.I253]*2+[.J25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/ РБ Зальцбур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4]*8+[.D254]*6+[.E254]*4+[.F254]*2+[.G254]*4+[.H254]*3+[.I254]*2+[.J254]" office:value-type="float" office:value="5">
            <text:p>5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льяр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5]*8+[.D255]*6+[.E255]*4+[.F255]*2+[.G255]*4+[.H255]*3+[.I255]*2+[.J25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арлсруэ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6]*8+[.D256]*6+[.E256]*4+[.F256]*2+[.G256]*4+[.H256]*3+[.I256]*2+[.J25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авиш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57]*8+[.D257]*6+[.E257]*4+[.F257]*2+[.G257]*4+[.H257]*3+[.I257]*2+[.J257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Оденс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8]*8+[.D258]*6+[.E258]*4+[.F258]*2+[.G258]*4+[.H258]*3+[.I258]*2+[.J25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Славия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59]*8+[.D259]*6+[.E259]*4+[.F259]*2+[.G259]*4+[.H259]*3+[.I259]*2+[.J259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Русенбо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60]*8+[.D260]*6+[.E260]*4+[.F260]*2+[.G260]*4+[.H260]*3+[.I260]*2+[.J260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И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1]*8+[.D261]*6+[.E261]*4+[.F261]*2+[.G261]*4+[.H261]*3+[.I261]*2+[.J2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н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2]*8+[.D262]*6+[.E262]*4+[.F262]*2+[.G262]*4+[.H262]*3+[.I262]*2+[.J2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Тенерифе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3]*8+[.D263]*6+[.E263]*4+[.F263]*2+[.G263]*4+[.H263]*3+[.I263]*2+[.J26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Москв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264]*8+[.D264]*6+[.E264]*4+[.F264]*2+[.G264]*4+[.H264]*3+[.I264]*2+[.J264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ченц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5]*8+[.D265]*6+[.E265]*4+[.F265]*2+[.G265]*4+[.H265]*3+[.I265]*2+[.J26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Ситтар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6]*8+[.D266]*6+[.E266]*4+[.F266]*2+[.G266]*4+[.H266]*3+[.I266]*2+[.J26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орк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7]*8+[.D267]*6+[.E267]*4+[.F267]*2+[.G267]*4+[.H267]*3+[.I267]*2+[.J26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Волеренг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8]*8+[.D268]*6+[.E268]*4+[.F268]*2+[.G268]*4+[.H268]*3+[.I268]*2+[.J2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нион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9]*8+[.D269]*6+[.E269]*4+[.F269]*2+[.G269]*4+[.H269]*3+[.I269]*2+[.J2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те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0]*8+[.D270]*6+[.E270]*4+[.F270]*2+[.G270]*4+[.H270]*3+[.I270]*2+[.J2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ккаби Хайф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1]*8+[.D271]*6+[.E271]*4+[.F271]*2+[.G271]*4+[.H271]*3+[.I271]*2+[.J27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льт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72]*8+[.D272]*6+[.E272]*4+[.F272]*2+[.G272]*4+[.H272]*3+[.I272]*2+[.J27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анс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73]*8+[.D273]*6+[.E273]*4+[.F273]*2+[.G273]*4+[.H273]*3+[.I273]*2+[.J27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лавес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4]*8+[.D274]*6+[.E274]*4+[.F274]*2+[.G274]*4+[.H274]*3+[.I274]*2+[.J27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Райо Валлекано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5]*8+[.D275]*6+[.E275]*4+[.F275]*2+[.G275]*4+[.H275]*3+[.I275]*2+[.J2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Либер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6]*8+[.D276]*6+[.E276]*4+[.F276]*2+[.G276]*4+[.H276]*3+[.I276]*2+[.J27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поэль Тель-Авив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7]*8+[.D277]*6+[.E277]*4+[.F277]*2+[.G277]*4+[.H277]*3+[.I277]*2+[.J27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ага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8]*8+[.D278]*6+[.E278]*4+[.F278]*2+[.G278]*4+[.H278]*3+[.I278]*2+[.J278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Мидлсбр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9]*8+[.D279]*6+[.E279]*4+[.F279]*2+[.G279]*4+[.H279]*3+[.I279]*2+[.J279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Зенит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0]*8+[.D280]*6+[.E280]*4+[.F280]*2+[.G280]*4+[.H280]*3+[.I280]*2+[.J280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Осасун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81]*8+[.D281]*6+[.E281]*4+[.F281]*2+[.G281]*4+[.H281]*3+[.I281]*2+[.J28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етаф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2]*8+[.D282]*6+[.E282]*4+[.F282]*2+[.G282]*4+[.H282]*3+[.I282]*2+[.J28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Удинез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3]*8+[.D283]*6+[.E283]*4+[.F283]*2+[.G283]*4+[.H283]*3+[.I283]*2+[.J2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улхэм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84]*8+[.D284]*6+[.E284]*4+[.F284]*2+[.G284]*4+[.H284]*3+[.I284]*2+[.J28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ольфсбург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5]*8+[.D285]*6+[.E285]*4+[.F285]*2+[.G285]*4+[.H285]*3+[.I285]*2+[.J285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г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6]*8+[.D286]*6+[.E286]*4+[.F286]*2+[.G286]*4+[.H286]*3+[.I286]*2+[.J286]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АПОЭЛ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87]*8+[.D287]*6+[.E287]*4+[.F287]*2+[.G287]*4+[.H287]*3+[.I287]*2+[.J2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еталли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8]*8+[.D288]*6+[.E288]*4+[.F288]*2+[.G288]*4+[.H288]*3+[.I288]*2+[.J2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аннов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9]*8+[.D289]*6+[.E289]*4+[.F289]*2+[.G289]*4+[.H289]*3+[.I289]*2+[.J28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уби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0]*8+[.D290]*6+[.E290]*4+[.F290]*2+[.G290]*4+[.H290]*3+[.I290]*2+[.J29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естер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1]*8+[.D291]*6+[.E291]*4+[.F291]*2+[.G291]*4+[.H291]*3+[.I291]*2+[.J29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Б Лейпци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2]*8+[.D292]*6+[.E292]*4+[.F292]*2+[.G292]*4+[.H292]*3+[.I292]*2+[.J29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3]*8+[.D293]*6+[.E293]*4+[.F293]*2+[.G293]*4+[.H293]*3+[.I293]*2+[.J293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4]*8+[.D294]*6+[.E294]*4+[.F294]*2+[.G294]*4+[.H294]*3+[.I294]*2+[.J294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5]*8+[.D295]*6+[.E295]*4+[.F295]*2+[.G295]*4+[.H295]*3+[.I295]*2+[.J295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6]*8+[.D296]*6+[.E296]*4+[.F296]*2+[.G296]*4+[.H296]*3+[.I296]*2+[.J296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8]*8+[.D298]*6+[.E298]*4+[.F298]*2+[.G298]*4+[.H298]*3+[.I298]*2+[.J2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9]*8+[.D299]*6+[.E299]*4+[.F299]*2+[.G299]*4+[.H299]*3+[.I299]*2+[.J2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300]*8+[.D300]*6+[.E300]*4+[.F300]*2+[.G300]*4+[.H300]*3+[.I300]*2+[.J300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1]*8+[.D301]*6+[.E301]*4+[.F301]*2+[.G301]*4+[.H301]*3+[.I301]*2+[.J3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2]*8+[.D302]*6+[.E302]*4+[.F302]*2+[.G302]*4+[.H302]*3+[.I302]*2+[.J30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303]*8+[.D303]*6+[.E303]*4+[.F303]*2+[.G303]*4+[.H303]*3+[.I303]*2+[.J303]"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4]*8+[.D304]*6+[.E304]*4+[.F304]*2+[.G304]*4+[.H304]*3+[.I304]*2+[.J3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5]*8+[.D305]*6+[.E305]*4+[.F305]*2+[.G305]*4+[.H305]*3+[.I305]*2+[.J305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SUM([.C3:.C41];[.C43:.C93];[.C95:.C157];[.C159:.C191];[.C193:.C242];[.C244:.C296];[.C298:.C305])" office:value-type="float" office:value="64">
            <text:p>64</text:p>
          </table:table-cell>
          <table:table-cell table:style-name="ce14" table:formula="of:=SUM([.D3:.D41];[.D43:.D93];[.D95:.D157];[.D159:.D191];[.D193:.D242];[.D244:.D296];[.D298:.D305])" office:value-type="float" office:value="64">
            <text:p>64</text:p>
          </table:table-cell>
          <table:table-cell table:style-name="ce14" table:formula="of:=SUM([.E3:.E41];[.E43:.E93];[.E95:.E157];[.E159:.E191];[.E193:.E242];[.E244:.E296];[.E298:.E305])" office:value-type="float" office:value="128">
            <text:p>128</text:p>
          </table:table-cell>
          <table:table-cell table:style-name="ce14" table:formula="of:=SUM([.F3:.F41];[.F43:.F93];[.F95:.F157];[.F159:.F191];[.F193:.F242];[.F244:.F296];[.F298:.F305])" office:value-type="float" office:value="256">
            <text:p>256</text:p>
          </table:table-cell>
          <table:table-cell table:formula="of:=SUM([.G3:.G41];[.G43:.G93];[.G95:.G157];[.G159:.G191];[.G193:.G242];[.G244:.G296];[.G298:.G305])" office:value-type="float" office:value="100">
            <text:p>100</text:p>
          </table:table-cell>
          <table:table-cell table:formula="of:=SUM([.H3:.H41];[.H43:.H93];[.H95:.H157];[.H159:.H191];[.H193:.H242];[.H244:.H296];[.H298:.H305])" office:value-type="float" office:value="100">
            <text:p>100</text:p>
          </table:table-cell>
          <table:table-cell table:style-name="ce14" table:formula="of:=SUM([.I3:.I41];[.I43:.I93];[.I95:.I157];[.I159:.I191];[.I193:.I242];[.I244:.I296];[.I298:.I305])" office:value-type="float" office:value="200">
            <text:p>200</text:p>
          </table:table-cell>
          <table:table-cell table:style-name="ce14" table:formula="of:=SUM([.J3:.J41];[.J43:.J93];[.J95:.J157];[.J159:.J191];[.J193:.J242];[.J244:.J296];[.J298:.J305])" office:value-type="float" office:value="400">
            <text:p>400</text:p>
          </table:table-cell>
          <table:table-cell table:style-name="ce14" table:formula="of:=SUM([.K3:.K41];[.K43:.K93];[.K95:.K157];[.K159:.K191];[.K193:.K242];[.K244:.K296];[.K298:.K305])" office:value-type="float" office:value="0">
            <text:p>0</text:p>
          </table:table-cell>
          <table:table-cell table:style-name="ce14" table:formula="of:=SUM([.L3:.L41];[.L43:.L93];[.L95:.L157];[.L159:.L191];[.L193:.L242];[.L244:.L296];[.L298:.L305])" office:value-type="float" office:value="3420">
            <text:p>3420</text:p>
          </table:table-cell>
          <table:table-cell table:style-name="ce14" table:formula="of:=SUM([.M3:.M41];[.M43:.M93];[.M95:.M157];[.M159:.M191];[.M193:.M242];[.M244:.M296];[.M298:.M305])" office:value-type="float" office:value="0">
            <text:p>0</text:p>
          </table:table-cell>
          <table:table-cell table:style-name="ce14" table:formula="of:=SUM([.N3:.N41];[.N43:.N93];[.N95:.N157];[.N159:.N191];[.N193:.N242];[.N244:.N296];[.N298:.N305])" office:value-type="float" office:value="39">
            <text:p>39</text:p>
          </table:table-cell>
          <table:table-cell table:style-name="ce14" table:formula="of:=SUM([.O3:.O41];[.O43:.O93];[.O95:.O157];[.O159:.O191];[.O193:.O242];[.O244:.O296];[.O298:.O305])" office:value-type="float" office:value="39">
            <text:p>39</text:p>
          </table:table-cell>
          <table:table-cell table:style-name="ce14" table:formula="of:=SUM([.P3:.P41];[.P43:.P93];[.P95:.P157];[.P159:.P191];[.P193:.P242];[.P244:.P296];[.P298:.P305])" office:value-type="float" office:value="61">
            <text:p>61</text:p>
          </table:table-cell>
          <table:table-cell table:style-name="ce14" table:formula="of:=SUM([.Q3:.Q41];[.Q43:.Q93];[.Q95:.Q157];[.Q159:.Q191];[.Q193:.Q242];[.Q244:.Q296];[.Q298:.Q305])" office:value-type="float" office:value="61">
            <text:p>6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7]*8+[.D307]*6+[.E307]*4+[.F307]*2+[.G307]*4+[.H307]*3+[.I307]*2+[.J30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8]*8+[.D308]*6+[.E308]*4+[.F308]*2+[.G308]*4+[.H308]*3+[.I308]*2+[.J30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9]*8+[.D309]*6+[.E309]*4+[.F309]*2+[.G309]*4+[.H309]*3+[.I309]*2+[.J30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0]*8+[.D310]*6+[.E310]*4+[.F310]*2+[.G310]*4+[.H310]*3+[.I310]*2+[.J3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1]*8+[.D311]*6+[.E311]*4+[.F311]*2+[.G311]*4+[.H311]*3+[.I311]*2+[.J3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2]*8+[.D312]*6+[.E312]*4+[.F312]*2+[.G312]*4+[.H312]*3+[.I312]*2+[.J3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3]*8+[.D313]*6+[.E313]*4+[.F313]*2+[.G313]*4+[.H313]*3+[.I313]*2+[.J3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4]*8+[.D314]*6+[.E314]*4+[.F314]*2+[.G314]*4+[.H314]*3+[.I314]*2+[.J3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5]*8+[.D315]*6+[.E315]*4+[.F315]*2+[.G315]*4+[.H315]*3+[.I315]*2+[.J3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6]*8+[.D316]*6+[.E316]*4+[.F316]*2+[.G316]*4+[.H316]*3+[.I316]*2+[.J3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7]*8+[.D317]*6+[.E317]*4+[.F317]*2+[.G317]*4+[.H317]*3+[.I317]*2+[.J3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8]*8+[.D318]*6+[.E318]*4+[.F318]*2+[.G318]*4+[.H318]*3+[.I318]*2+[.J3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9]*8+[.D319]*6+[.E319]*4+[.F319]*2+[.G319]*4+[.H319]*3+[.I319]*2+[.J3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0]*8+[.D320]*6+[.E320]*4+[.F320]*2+[.G320]*4+[.H320]*3+[.I320]*2+[.J3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1]*8+[.D321]*6+[.E321]*4+[.F321]*2+[.G321]*4+[.H321]*3+[.I321]*2+[.J321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.04.2020</text:date>, <text:time>00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H47M58S</meta:editing-duration>
    <meta:editing-cycles>1374</meta:editing-cycles>
    <meta:generator>OpenOffice/4.1.1$Win32 OpenOffice.org_project/411m6$Build-9775</meta:generator>
    <dc:date>2020-04-06T00:31:25.73</dc:date>
    <meta:document-statistic meta:table-count="1" meta:cell-count="3343" meta:object-count="0"/>
    <meta:user-defined meta:name="Info 1"/>
    <meta:user-defined meta:name="Info 2"/>
    <meta:user-defined meta:name="Info 3"/>
    <meta:user-defined meta:name="Info 4"/>
  </office:meta>
</office:document-meta>
</file>